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ated with Oracle Open Office 3.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grddl:transformation="http://docs.oasis-open.org/office/1.2/xslt/odf2rdf.xsl" office:version="1.2">
  <office:meta>
    <meta:initial-creator>Svante Schubert</meta:initial-creator>
    <meta:creation-date>2011-09-04T15:13:00.88</meta:creation-date>
    <meta:document-statistic meta:character-count="37" meta:image-count="0" meta:object-count="0" meta:page-count="1" meta:paragraph-count="1" meta:table-count="0" meta:word-count="6"/>
    <dc:date>2011-10-08T17:59:34</dc:date>
    <dc:creator>hanbiao</dc:creator>
    <meta:editing-duration>PT0.110S</meta:editing-duration>
    <meta:editing-cycles>2</meta:editing-cycles>
    <meta:generator>Oracle_Open_Office/3.3$Win32 OpenOffice.org_project/330m7$Build-9552</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